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Emoji" style:font-name-complex="Segoe UI Emoji"/>
    </style:style>
    <style:style style:name="T3" style:parent-style-name="Fonteparág.padrão" style:family="text">
      <style:text-properties style:font-name="Segoe UI Emoji" style:font-name-complex="Segoe UI Emoji"/>
    </style:style>
    <style:style style:name="T4" style:parent-style-name="Fonteparág.padrão" style:family="text">
      <style:text-properties style:font-name="Segoe UI Emoji" style:font-name-complex="Segoe UI Emoji"/>
    </style:style>
    <style:style style:name="T5" style:parent-style-name="Fonteparág.padrão" style:family="text">
      <style:text-properties style:font-name="Segoe UI Emoji" style:font-name-complex="Segoe UI Emoji"/>
    </style:style>
    <style:style style:name="T6" style:parent-style-name="Fonteparág.padrão" style:family="text">
      <style:text-properties style:font-name="Segoe UI Emoji" style:font-name-complex="Segoe UI Emoji"/>
    </style:style>
    <style:style style:name="T7" style:parent-style-name="Fonteparág.padrão" style:family="text">
      <style:text-properties style:font-name="Segoe UI Emoji" style:font-name-complex="Segoe UI Emoji"/>
    </style:style>
    <style:style style:name="T8" style:parent-style-name="Fonteparág.padrão" style:family="text">
      <style:text-properties style:font-name="Segoe UI Emoji" style:font-name-complex="Segoe UI Emoji"/>
    </style:style>
    <style:style style:name="T9" style:parent-style-name="Fonteparág.padrão" style:family="text">
      <style:text-properties style:font-name="Segoe UI Emoji" style:font-name-complex="Segoe UI Emoji"/>
    </style:style>
    <style:style style:name="T10" style:parent-style-name="Fonteparág.padrão" style:family="text">
      <style:text-properties style:font-name="Segoe UI Emoji" style:font-name-complex="Segoe UI Emoji"/>
    </style:style>
  </office:automatic-styles>
  <office:body>
    <office:text text:use-soft-page-breaks="true">
      <text:p text:style-name="P1"/>
      <text:p text:style-name="Normal">## Introdução</text:p>
      <text:p text:style-name="Normal"/>
      <text:p text:style-name="Normal">No cenário atual, onde os dados são frequentemente comparados ao petróleo pela sua capacidade de gerar valor e impulsionar decisões estratégicas, a análise eficiente de informações tornou-se um pilar fundamental para empresas que desejam se manter competitivas e ágeis em um mercado cada vez mais dinâmico. Dentre as diversas áreas de aplicação da análise de dados, o setor de vendas destaca-se como um dos mais críticos, pois oferece insights profundos sobre o comportamento do consumidor, tendências de mercado e oportunidades de otimização de estratégias comerciais. Nesse contexto, o SQL (Structured Query Language) emerge como uma ferramenta indispensável, permitindo a extração, manipulação e análise de grandes volumes de dados de forma rápida, precisa e escalável.</text:p>
      <text:p text:style-name="Normal"/>
      <text:p text:style-name="Normal">Este projeto tem como foco a análise de dados de uma empresa fictícia de varejo que atua nos segmentos de eletrônicos e vestuário. Com um portfólio diversificado que inclui desde dispositivos móveis, computadores e acessórios tecnológicos de ponta até camisas, casacos e relógios, a empresa possui uma presença global, operando em múltiplos continentes por meio de canais online e lojas físicas. Seu público-alvo abrange desde consumidores individuais até pequenas e grandes empresas, o que demanda uma abordagem analítica abrangente e detalhada.</text:p>
      <text:p text:style-name="Normal"/>
      <text:p text:style-name="Normal">Ao longo desta análise, utilizarei o SQL como principal ferramenta para explorar e interpretar os dados de vendas, buscando responder a perguntas estratégicas que podem orientar decisões empresariais fundamentais. Desde a identificação dos produtos mais vendidos e a avaliação do desempenho por região ou canal de vendas, até a análise das taxas de devolução e a segmentação de clientes mais valiosos, cada consulta SQL será projetada para extrair insights acionáveis. Esses insights, por sua vez, servirão como base para a implementação de ações concretas que visam melhorar a eficiência operacional, aumentar a satisfação do cliente e impulsionar o crescimento sustentável da empresa.</text:p>
      <text:p text:style-name="Normal"/>
      <text:p text:style-name="Normal">Combinando o poder do SQL com uma abordagem analítica estruturada, este projeto não apenas demonstra a importância da análise de dados no contexto empresarial, mas também ilustra como a tecnologia pode ser utilizada para transformar dados brutos em conhecimento estratégico, capacitando organizações a tomar decisões mais informadas e assertivas. Retornar ao [início.](https://github.com/DuduTrindade/AnaliseDados/tree/main?tab=readme-ov-file#todos-os-meus-projetos)</text:p>
      <text:p text:style-name="Normal"/>
      <text:p text:style-name="Normal"/>
      <text:p text:style-name="Normal">## Estrutura do Conjunto de Dados</text:p>
      <text:p text:style-name="Normal"/>
      <text:p text:style-name="Normal">O conjunto de dados é composto pelas seguintes tabelas:</text:p>
      <text:p text:style-name="Normal">*<text:tab/>**Clientes**: Contém informações demográficas dos clientes.</text:p>
      <text:p text:style-name="Normal">*<text:tab/>**Devoluções**: Registra as devoluções de produtos.</text:p>
      <text:p text:style-name="Normal">*<text:tab/>**Itens**: Detalha os itens vendidos em cada venda.</text:p>
      <text:p text:style-name="Normal">*<text:tab/>**Localidades**: Armazena informações geográficas das lojas.</text:p>
      <text:p text:style-name="Normal">*<text:tab/>**Lojas**: Contém informações sobre as lojas.</text:p>
      <text:p text:style-name="Normal">*<text:tab/>**Produtos**: Armazena informações sobre os produtos vendidos.</text:p>
      <text:p text:style-name="Normal">*<text:tab/>**Vendas**: Registra as vendas realizadas.</text:p>
      <text:p text:style-name="Normal"/>
      <text:p text:style-name="Normal">Nesta análise estou utilizando o Sistema de Gerenciamento de Banco de Dados (SGBD) SQL Server da Microsoft. Abaixo segue a imagem do Diagrama Entidade Relacionamento e seus respectivos relacionamentos.</text:p>
      <text:p text:style-name="Normal"/>
      <text:p text:style-name="Normal">&lt;div align="center" style="display: inline-block;"&gt;</text:p>
      <text:p text:style-name="Normal"><text:tab/>&lt;img <text:s/>width="680" src="https://github.com/DuduTrindade/AnaliseDados/blob/main/Projetos/Projeto%2001%20-%20An%C3%A1lise%20de%20Vendas%20com%20SQL/img/Diagrama.png"&gt;</text:p>
      <text:p text:style-name="Normal">&lt;/div&gt;</text:p>
      <text:p text:style-name="Normal"/>
      <text:p text:style-name="Normal"/>
      <text:p text:style-name="Normal"/>
      <text:p text:style-name="Normal">#### Tabela de Clientes</text:p>
      <text:p text:style-name="Normal"/>
      <text:p text:style-name="Normal">&lt;div style="display: inline-block;"&gt;</text:p>
      <text:p text:style-name="Normal"><text:tab/>&lt;img width="800" src="https://github.com/DuduTrindade/AnaliseDados/blob/main/Projetos/Projeto%2001%20-%20An%C3%A1lise%20de%20Vendas%20com%20SQL/img/TABELAS%20CLIENTES.png"&gt;</text:p>
      <text:soft-page-break/>
      <text:p text:style-name="Normal">&lt;/div&gt;</text:p>
      <text:p text:style-name="Normal"/>
      <text:p text:style-name="Normal"/>
      <text:p text:style-name="Normal">Descrição: Esta tabela contém informações dos clientes. Segue abaixo os campos:</text:p>
      <text:p text:style-name="Normal"/>
      <text:p text:style-name="Normal">*<text:tab/>**Id_cliente**: Identificador único do cliente.</text:p>
      <text:p text:style-name="Normal">*<text:tab/>**Primeiro_nome**: Primeiro nome do cliente.</text:p>
      <text:p text:style-name="Normal">*<text:tab/>**Sobrenome**: Sobrenome do cliente.</text:p>
      <text:p text:style-name="Normal">*<text:tab/>**Email**: Endereço de e-mail do cliente.</text:p>
      <text:p text:style-name="Normal">*<text:tab/>**Gênero**: Gênero do cliente.</text:p>
      <text:p text:style-name="Normal">*<text:tab/>**Data_nascimento**: Data de nascimento do cliente.</text:p>
      <text:p text:style-name="Normal">*<text:tab/>**Estado_civil**: Estado civil do cliente (solteiro, casado, etc.).</text:p>
      <text:p text:style-name="Normal">*<text:tab/>**Num_filhos**: Número de filhos do cliente.</text:p>
      <text:p text:style-name="Normal">*<text:tab/>**Documento**: Documento de identificação do cliente.</text:p>
      <text:p text:style-name="Normal">*<text:tab/>**Id_localidade**: Identificador da localidade do cliente.</text:p>
      <text:p text:style-name="Normal"/>
      <text:p text:style-name="Normal">#### Tabela de Devoluções</text:p>
      <text:p text:style-name="Normal"/>
      <text:p text:style-name="Normal">&lt;div style="display: inline-block;"&gt;</text:p>
      <text:p text:style-name="Normal"><text:tab/>&lt;img width="500" src="https://github.com/DuduTrindade/AnaliseDados/blob/main/Projetos/Projeto%2001%20-%20An%C3%A1lise%20de%20Vendas%20com%20SQL/img/TABELA%20DEVOLU%C3%87%C3%95ES.png"&gt;</text:p>
      <text:p text:style-name="Normal">&lt;/div&gt;</text:p>
      <text:p text:style-name="Normal"/>
      <text:p text:style-name="Normal"/>
      <text:p text:style-name="Normal">Descrição: Esta tabela registra as devoluções de produtos. Segue abaixo os campos:</text:p>
      <text:p text:style-name="Normal"/>
      <text:p text:style-name="Normal">*<text:tab/>**Data_devolucao**: Data em que a devolução foi realizada.</text:p>
      <text:p text:style-name="Normal">*<text:tab/>**Id_Loja**: Identificador da loja onde a devolução foi realizada.</text:p>
      <text:soft-page-break/>
      <text:p text:style-name="Normal">*<text:tab/>**SKU**: Código do produto devolvido.</text:p>
      <text:p text:style-name="Normal">*<text:tab/>**Qtde_Devolvida**: Quantidade de itens devolvidos.</text:p>
      <text:p text:style-name="Normal">*<text:tab/>**Motivo_Devolucao**: Motivo pelo qual o produto foi devolvido.</text:p>
      <text:p text:style-name="Normal">*<text:tab/>**Id_Devolução**: Identificador da devolução</text:p>
      <text:p text:style-name="Normal"/>
      <text:p text:style-name="Normal">#### Tabela de Itens</text:p>
      <text:p text:style-name="Normal"/>
      <text:p text:style-name="Normal">&lt;div style="display: inline-block;"&gt;</text:p>
      <text:p text:style-name="Normal"><text:tab/>&lt;img width="300" src="https://github.com/DuduTrindade/AnaliseDados/blob/main/Projetos/Projeto%2001%20-%20An%C3%A1lise%20de%20Vendas%20com%20SQL/img/TABELA%20ITENS.png"&gt;</text:p>
      <text:p text:style-name="Normal">&lt;/div&gt;</text:p>
      <text:p text:style-name="Normal"/>
      <text:p text:style-name="Normal"/>
      <text:p text:style-name="Normal"/>
      <text:p text:style-name="Normal"/>
      <text:p text:style-name="Normal">Descrição: Esta tabela detalha os itens vendidos em cada transação. Segue abaixo os campos:</text:p>
      <text:p text:style-name="Normal"/>
      <text:p text:style-name="Normal">*<text:tab/>**Id_item**: Identificador único de cada item vendido.</text:p>
      <text:p text:style-name="Normal">*<text:tab/>**Id_venda**: Identificador da venda associada ao item.</text:p>
      <text:p text:style-name="Normal">*<text:tab/>**SKU**: Código do produto.</text:p>
      <text:p text:style-name="Normal">*<text:tab/>**Qtde_vendida**: Quantidade vendida do item.</text:p>
      <text:p text:style-name="Normal"/>
      <text:p text:style-name="Normal">#### Tabela de Localidades</text:p>
      <text:p text:style-name="Normal"/>
      <text:p text:style-name="Normal">&lt;div style="display: inline-block;"&gt;</text:p>
      <text:p text:style-name="Normal"><text:tab/>&lt;img width="300" src="https://github.com/DuduTrindade/AnaliseDados/blob/main/Projetos/Projeto%2001%20-%20An%C3%A1lise%20de%20Vendas%20com%20SQL/img/TABELA%20LOCALIDADES.png"&gt;</text:p>
      <text:soft-page-break/>
      <text:p text:style-name="Normal">&lt;/div&gt;</text:p>
      <text:p text:style-name="Normal"/>
      <text:p text:style-name="Normal"/>
      <text:p text:style-name="Normal"/>
      <text:p text:style-name="Normal">Descrição: Armazena informações geográficas. Segue abaixo os campos:</text:p>
      <text:p text:style-name="Normal"/>
      <text:p text:style-name="Normal">*<text:tab/>**Id_localidade**: Identificador único de cada localidade</text:p>
      <text:p text:style-name="Normal">*<text:tab/>**País**: nome do país</text:p>
      <text:p text:style-name="Normal">*<text:tab/>**Continente**: nome do continente</text:p>
      <text:p text:style-name="Normal"/>
      <text:p text:style-name="Normal">#### Tabela de Lojas</text:p>
      <text:p text:style-name="Normal"/>
      <text:p text:style-name="Normal">&lt;div style="display: inline-block;"&gt;</text:p>
      <text:p text:style-name="Normal"><text:tab/>&lt;img width="650" src="https://github.com/DuduTrindade/AnaliseDados/blob/main/Projetos/Projeto%2001%20-%20An%C3%A1lise%20de%20Vendas%20com%20SQL/img/TABELA%20LOJAS.png"&gt;</text:p>
      <text:p text:style-name="Normal">&lt;/div&gt;</text:p>
      <text:p text:style-name="Normal"/>
      <text:p text:style-name="Normal"/>
      <text:p text:style-name="Normal"/>
      <text:p text:style-name="Normal">Descrição: Esta tabela contém informações detalhadas sobre as lojas da empresa, essenciais para a análise de desempenho e gestão operacional. Segue os campos:</text:p>
      <text:p text:style-name="Normal"/>
      <text:p text:style-name="Normal">*<text:tab/>**Id_loja**: Identificador único de cada loja.</text:p>
      <text:p text:style-name="Normal">*<text:tab/>**Nome_loja**: Nome da loja.</text:p>
      <text:p text:style-name="Normal">*<text:tab/>**Quantidade_Colaboradores**: Número de colaboradores que trabalham na loja.</text:p>
      <text:p text:style-name="Normal">*<text:tab/>**Tipo**: Tipo de loja (por exemplo, física, online ou híbrida).</text:p>
      <text:p text:style-name="Normal">*<text:tab/>**Id_localidade**: Identificador da localidade onde a loja está situada, facilitando a correlação com dados geográficos.</text:p>
      <text:soft-page-break/>
      <text:p text:style-name="Normal">*<text:tab/>**Gerente_Loja**: Nome do gerente responsável pela loja.</text:p>
      <text:p text:style-name="Normal">*<text:tab/>**Documento_Gerente**: Documento de identificação do gerente da loja.</text:p>
      <text:p text:style-name="Normal"/>
      <text:p text:style-name="Normal"/>
      <text:p text:style-name="Normal">#### Tabela de Produtos</text:p>
      <text:p text:style-name="Normal"/>
      <text:p text:style-name="Normal">&lt;div style="display: inline-block;"&gt;</text:p>
      <text:p text:style-name="Normal"><text:tab/>&lt;img width="650" src="https://github.com/DuduTrindade/AnaliseDados/blob/main/Projetos/Projeto%2001%20-%20An%C3%A1lise%20de%20Vendas%20com%20SQL/img/TABELA%20PRODUTOS.png"&gt;</text:p>
      <text:p text:style-name="Normal">&lt;/div&gt;</text:p>
      <text:p text:style-name="Normal"/>
      <text:p text:style-name="Normal"/>
      <text:p text:style-name="Normal"/>
      <text:p text:style-name="Normal">Descrição: Armazena informações sobre os produtos vendidos. Segue abaixo os campos:<text:s/></text:p>
      <text:p text:style-name="Normal"/>
      <text:p text:style-name="Normal">*<text:tab/>**SKU**: Código único do produto, utilizado para identificação e rastreamento.</text:p>
      <text:p text:style-name="Normal">*<text:tab/>**Produto**: Nome do produto.</text:p>
      <text:p text:style-name="Normal">*<text:tab/>**Marca**: Marca do produto.</text:p>
      <text:p text:style-name="Normal">*<text:tab/>**Tipo_Produto**: Categoria ou tipo do produto.</text:p>
      <text:p text:style-name="Normal">*<text:tab/>**Preco_Unitario**: Preço unitário do produto.</text:p>
      <text:p text:style-name="Normal">*<text:tab/>**Custo_Unitario**: Custo unitário do produto.</text:p>
      <text:p text:style-name="Normal">*<text:tab/>**Observação**: Campo para observações adicionais sobre o produto.</text:p>
      <text:p text:style-name="Normal"/>
      <text:p text:style-name="Normal">#### Tabela de Vendas</text:p>
      <text:p text:style-name="Normal"/>
      <text:p text:style-name="Normal">&lt;div style="display: inline-block;"&gt;</text:p>
      <text:p text:style-name="Normal"><text:tab/>&lt;img width="300" src="https://github.com/DuduTrindade/AnaliseDados/blob/main/Projetos/Projeto<text:soft-page-break/>%2001%20-%20An%C3%A1lise%20de%20Vendas%20com%20SQL/img/TABELA%20VENDAS.png"&gt;</text:p>
      <text:p text:style-name="Normal">&lt;/div&gt;</text:p>
      <text:p text:style-name="Normal"/>
      <text:p text:style-name="Normal"/>
      <text:p text:style-name="Normal"/>
      <text:p text:style-name="Normal">Descrição: Esta tabela registra todas as vendas realizadas, fornecendo um histórico completo das transações de venda.</text:p>
      <text:p text:style-name="Normal"/>
      <text:p text:style-name="Normal">*<text:tab/>**Id_venda**: Identificador único de cada venda.</text:p>
      <text:p text:style-name="Normal">*<text:tab/>**Data_venda**: Data em que a venda foi realizada.</text:p>
      <text:p text:style-name="Normal">*<text:tab/>**Id_cliente**: Identificador do cliente que realizou a compra.</text:p>
      <text:p text:style-name="Normal">*<text:tab/>**Id_loja**: Identificador da loja onde a venda foi efetuada.</text:p>
      <text:p text:style-name="Normal"/>
      <text:p text:style-name="Normal">## Análise Explorativa dos Dados</text:p>
      <text:p text:style-name="Normal"/>
      <text:p text:style-name="Normal">Nesta etapa, realizaremos uma análise exploratória das tabelas disponíveis para entender como os dados estão organizados e identificar as informações mais relevantes. Essa análise é fundamental para obter insights e preparar o terreno para futuras análises mais aprofundadas.</text:p>
      <text:p text:style-name="Normal"/>
      <text:p text:style-name="Normal"/>
      <text:p text:style-name="Normal">### Perguntas Sugeridas</text:p>
      <text:p text:style-name="Normal"/>
      <text:p text:style-name="Normal">1) **Distribuição de Clientes por Gênero e Faixa Etária**: Segmentar os clientes por gênero e faixa etária para entender a proporção dos dados.</text:p>
      <text:p text:style-name="Normal">2) **Distribuição Geográfica de Clientes**: Relacionar a tabela de Clientes com a tabela de Localidades para entender a distribuição geográfica de clientes por País e Continente</text:p>
      <text:p text:style-name="Normal">3) **Motivos de Devolução dos Produtos**: Analisar os principais motivos de devolução.</text:p>
      <text:p text:style-name="Normal">4) **Taxa de Devoluções**: Calcular a frequência de devoluções por produtos e lojas</text:p>
      <text:soft-page-break/>
      <text:p text:style-name="Normal">5) **Produtos Mais Vendidos**: Identificar os produtos mais vendidos.</text:p>
      <text:p text:style-name="Normal">6) **Análise Temporal de Vendas**: Calcular a quantidade vendida por mês, trimestre e ano.</text:p>
      <text:p text:style-name="Normal">7) **Vendas por Continente e Tipo de Loja**: Calcular a receita total de vendas por continente e tipo de loja</text:p>
      <text:p text:style-name="Normal">8) **Concentração de Lojas**: Identificar regiões com maior concentração de lojas.</text:p>
      <text:p text:style-name="Normal">9) **Categorias de Produtos**: Analisar a distribuição de vendas dos produtos por categoria.</text:p>
      <text:p text:style-name="Normal"/>
      <text:p text:style-name="Normal"/>
      <text:p text:style-name="Normal">### Análises</text:p>
      <text:p text:style-name="Normal"/>
      <text:p text:style-name="Normal"/>
      <text:p text:style-name="Normal">&gt;<text:s/><text:span text:style-name="T2">📝</text:span>**Pergunta 1: Distribuição de Clientes por Gênero e Faixa Etária**</text:p>
      <text:p text:style-name="Normal"/>
      <text:p text:style-name="Normal">~~~SQL</text:p>
      <text:p text:style-name="Normal">-- CTE para calcular qual é a distribuição de clientes por gênero em cada faixa etária</text:p>
      <text:p text:style-name="Normal">WITH CTE_Distribuicao_Genero (Genero, Faixa_Etaria)</text:p>
      <text:p text:style-name="Normal">AS</text:p>
      <text:p text:style-name="Normal">(</text:p>
      <text:p text:style-name="Normal"><text:tab/>SELECT<text:s/></text:p>
      <text:p text:style-name="Normal"><text:tab/><text:tab/>Genero,</text:p>
      <text:p text:style-name="Normal"><text:tab/><text:tab/>-- Calcula a faixa etária com base na diferença de anos entre a data de nascimento e a data atual.</text:p>
      <text:p text:style-name="Normal"><text:tab/><text:tab/>CASE<text:s/></text:p>
      <text:p text:style-name="Normal"><text:tab/><text:tab/><text:tab/>WHEN <text:s/>DATEDIFF(YEAR, Data_Nascimento, GETDATE()) &lt;= 17 THEN 1</text:p>
      <text:p text:style-name="Normal"><text:tab/><text:tab/><text:tab/>WHEN <text:s/>DATEDIFF(YEAR, Data_Nascimento, GETDATE()) BETWEEN 18 AND 25 THEN 2</text:p>
      <text:p text:style-name="Normal"><text:tab/><text:tab/><text:tab/>WHEN <text:s/>DATEDIFF(YEAR, Data_Nascimento, GETDATE()) BETWEEN 26 AND 35 THEN 3</text:p>
      <text:soft-page-break/>
      <text:p text:style-name="Normal"><text:tab/><text:tab/><text:tab/>WHEN <text:s/>DATEDIFF(YEAR, Data_Nascimento, GETDATE()) BETWEEN 36 AND 45 THEN 4</text:p>
      <text:p text:style-name="Normal"><text:tab/><text:tab/><text:tab/>WHEN <text:s/>DATEDIFF(YEAR, Data_Nascimento, GETDATE()) BETWEEN 46 AND 55 THEN 5</text:p>
      <text:p text:style-name="Normal"><text:tab/><text:tab/><text:tab/>WHEN <text:s/>DATEDIFF(YEAR, Data_Nascimento, GETDATE()) BETWEEN 56 AND 65 THEN 6</text:p>
      <text:p text:style-name="Normal"><text:tab/><text:tab/><text:tab/>ELSE <text:s/>7</text:p>
      <text:p text:style-name="Normal"><text:tab/><text:tab/>END Faixa_Etaria</text:p>
      <text:p text:style-name="Normal"><text:tab/>FROM Clientes</text:p>
      <text:p text:style-name="Normal">)</text:p>
      <text:p text:style-name="Normal">SELECT</text:p>
      <text:p text:style-name="Normal"><text:tab/>Genero,</text:p>
      <text:p text:style-name="Normal"><text:tab/>CASE</text:p>
      <text:p text:style-name="Normal"><text:tab/><text:tab/>WHEN Faixa_Etaria = 1 THEN '0-17' <text:s/>-- Faixa 1 corresponde ao intervalo '0-17 anos'.</text:p>
      <text:p text:style-name="Normal"><text:tab/><text:tab/>WHEN Faixa_Etaria = 2 THEN '18-25' -- Faixa 2 corresponde ao intervalo '18-25 anos'.</text:p>
      <text:p text:style-name="Normal"><text:tab/><text:tab/>WHEN Faixa_Etaria = 3 THEN '26-35' -- Faixa 3 corresponde ao intervalo '26-35 anos'.</text:p>
      <text:p text:style-name="Normal"><text:tab/><text:tab/>WHEN Faixa_Etaria = 4 THEN '36-45' -- Faixa 4 corresponde ao intervalo '36-45 anos'.</text:p>
      <text:p text:style-name="Normal"><text:tab/><text:tab/>WHEN Faixa_Etaria = 5 THEN '46-55' -- Faixa 5 corresponde ao intervalo '46-55 anos'.</text:p>
      <text:p text:style-name="Normal"><text:tab/><text:tab/>WHEN Faixa_Etaria = 6 THEN '56-65' -- Faixa 6 corresponde ao intervalo '56-65 anos'.</text:p>
      <text:p text:style-name="Normal"><text:tab/><text:tab/>ELSE '66+'<text:tab/><text:tab/><text:tab/><text:tab/><text:tab/>-- Faixa 7 corresponde ao intervalo '66 anos ou mais'.</text:p>
      <text:p text:style-name="Normal"><text:tab/>END<text:tab/>Faixa_Etaria,</text:p>
      <text:p text:style-name="Normal"><text:tab/>COUNT(Faixa_Etaria) AS Total_Genero</text:p>
      <text:p text:style-name="Normal">FROM CTE_Distribuicao_Genero</text:p>
      <text:p text:style-name="Normal">GROUP BY Faixa_Etaria, Genero</text:p>
      <text:p text:style-name="Normal">ORDER BY Faixa_Etaria, Total_Genero DESC;</text:p>
      <text:p text:style-name="Normal">~~~</text:p>
      <text:p text:style-name="Normal"/>
      <text:soft-page-break/>
      <text:p text:style-name="Normal">&lt;div style="display: inline-block;"&gt;</text:p>
      <text:p text:style-name="Normal"><text:tab/>&lt;img width="300" src="https://github.com/DuduTrindade/AnaliseDados/blob/main/Projetos/Projeto%2001%20-%20An%C3%A1lise%20de%20Vendas%20com%20SQL/img/Resultado%20analise%20cliente.png"&gt;</text:p>
      <text:p text:style-name="Normal"><text:tab/>&lt;img width="700" src="https://github.com/DuduTrindade/AnaliseDados/blob/main/Projetos/Projeto%2001%20-%20An%C3%A1lise%20de%20Vendas%20com%20SQL/img/GRAFICO%20CLIENTES.png"&gt;</text:p>
      <text:p text:style-name="Normal">&lt;/div&gt;<text:s/></text:p>
      <text:p text:style-name="Normal">&lt;br&gt;</text:p>
      <text:p text:style-name="Normal">Observando o gráfico percebe-se que a faixa etária de 26-35 possui um número clientes de 6003 que representa um total de 33% do total geral, sendo que o percentual masculino é de 17% e feminino de 16%. A faixa de 36-45 possui um número de 5230 de clientes representando 29% do total geral, sendo 15% masculino e 14% feminino. A faixa etária de 46-55 tem soma um total de 3057 com percentual de 17% do total geral, sendo que 9% são femininos e 8% masculinos. Essas três faixas representam um total de 79% dos clientes.</text:p>
      <text:p text:style-name="Normal">&lt;br&gt;&lt;br&gt;</text:p>
      <text:p text:style-name="Normal"/>
      <text:p text:style-name="Normal"/>
      <text:p text:style-name="Normal">&gt;<text:s/><text:span text:style-name="T3">📝</text:span>**Pergunta 2: Distribuição Geográfica de Clientes**</text:p>
      <text:p text:style-name="Normal"/>
      <text:p text:style-name="Normal">~~~sql</text:p>
      <text:p text:style-name="Normal">SELECT<text:s/></text:p>
      <text:p text:style-name="Normal"><text:tab/>L.Continente,<text:tab/></text:p>
      <text:p text:style-name="Normal"><text:tab/>L.País,<text:tab/></text:p>
      <text:p text:style-name="Normal"><text:tab/>COUNT(C.ID_Cliente) AS Total_Clientes,</text:p>
      <text:p text:style-name="Normal"><text:tab/>SUM(COUNT(C.ID_Cliente)) OVER(PARTITION BY L.Continente) AS Total_Continente</text:p>
      <text:p text:style-name="Normal">FROM Clientes C INNER JOIN Localidades L ON C.Id_Localidade = L.Id_Localidade</text:p>
      <text:p text:style-name="Normal">GROUP BY L.País, L.Continente</text:p>
      <text:p text:style-name="Normal">ORDER BY L.Continente, Total_Clientes DESC;</text:p>
      <text:p text:style-name="Normal">~~~</text:p>
      <text:p text:style-name="Normal"/>
      <text:p text:style-name="Normal">&lt;div align="center" style="display: inline-block;"&gt;</text:p>
      <text:p text:style-name="Normal"><text:tab/>&lt;img width="350" src="https://github.com/DuduTrindade/AnaliseDados/blob/main/Projetos/Projeto%2001%20-%20An%C3%A1lise%20de%20Vendas%20com%20SQL/img/distrib.%20clientes%20.png"&gt;&lt;br&gt;&lt;br&gt;</text:p>
      <text:p text:style-name="Normal"><text:tab/>&lt;img width="850" src="https://github.com/DuduTrindade/AnaliseDados/blob/main/Projetos/Projeto%2001%20-%20An%C3%A1lise%20de%20Vendas%20com%20SQL/img/analise_cliente.png"&gt;</text:p>
      <text:p text:style-name="Normal">&lt;/div&gt;<text:s/></text:p>
      <text:p text:style-name="Normal">&lt;br&gt;</text:p>
      <text:p text:style-name="Normal"/>
      <text:p text:style-name="Normal">A distribuição por continente revela que a Europa abriga aproximadamente 49,7% dos clientes, em relação ao total de 18.148 clientes. Já a Ásia possui 7.536 clientes, representando 41,5% do total. Os continentes América do Norte e Oceania abrigam cerca de 5,9% e 2,8% dos clientes, respectivamente.</text:p>
      <text:p text:style-name="Normal">O gráfico de coluna mostra os top 10 principais países onde a empresa mais possui clientes, e revelam que 4 deles estão na Europa (Dinamarca, Suécia, Itália e Alemanha), 5 estão na Ásia (Coreia do Sul, Japão, China, Paquistão e Singapura) e 1 está na América do Norte (Estados Unidos).</text:p>
      <text:p text:style-name="Normal"/>
      <text:p text:style-name="Normal">&lt;br&gt;</text:p>
      <text:p text:style-name="Normal"/>
      <text:p text:style-name="Normal">&gt;<text:s/><text:span text:style-name="T4">📝</text:span>**Pergunta 3: Motivos de Devolução dos Produtos**</text:p>
      <text:p text:style-name="Normal"/>
      <text:p text:style-name="Normal">~~~sql</text:p>
      <text:p text:style-name="Normal">SELECT<text:s/></text:p>
      <text:p text:style-name="Normal"><text:tab/>Motivo_Devolucao,</text:p>
      <text:p text:style-name="Normal"><text:tab/>COUNT(*) AS Qtde_Totais_Devolucao</text:p>
      <text:p text:style-name="Normal">FROM Devolucoes</text:p>
      <text:p text:style-name="Normal">GROUP BY Motivo_Devolucao</text:p>
      <text:p text:style-name="Normal">ORDER BY Qtde_Totais_Devolucao DESC;</text:p>
      <text:soft-page-break/>
      <text:p text:style-name="Normal">~~~~</text:p>
      <text:p text:style-name="Normal"/>
      <text:p text:style-name="Normal">&lt;div align="center" style="display: inline-block;"&gt;</text:p>
      <text:p text:style-name="Normal"><text:tab/>&lt;img width="350" src="https://github.com/DuduTrindade/AnaliseDados/blob/main/Projetos/Projeto%2001%20-%20An%C3%A1lise%20de%20Vendas%20com%20SQL/img/motivo_devolucao.png"&gt;<text:tab/></text:p>
      <text:p text:style-name="Normal">&lt;/div&gt;<text:s/></text:p>
      <text:p text:style-name="Normal"/>
      <text:p text:style-name="Normal">Analisando quais são os motivos mais frequentes devolução descobrimos que defeito, é o principal motivo com 1.600 ocorrências, representando 88% do total de devoluções que é 1809. Arrependimento com 104 ocorrências representa 6% e Troca Indisponível e Não Informado representam 3% cada.&lt;br&gt;</text:p>
      <text:p text:style-name="Normal"/>
      <text:p text:style-name="Normal">&gt;<text:s/><text:span text:style-name="T5">📝</text:span>**Pergunta 4: Taxa de Devoluções**</text:p>
      <text:p text:style-name="Normal"/>
      <text:p text:style-name="Normal">~~~sql</text:p>
      <text:p text:style-name="Normal">-- View para calcular a taxa de devolução<text:s/></text:p>
      <text:p text:style-name="Normal"/>
      <text:p text:style-name="Normal">CREATE VIEW vw_Taxa_Devolucao_Produtos AS</text:p>
      <text:p text:style-name="Normal"><text:tab/>-- -- CTE para calcular o total de devoluções por produto</text:p>
      <text:p text:style-name="Normal"><text:tab/>WITH Devolucoes_Totais AS (</text:p>
      <text:p text:style-name="Normal"><text:tab/><text:tab/>SELECT</text:p>
      <text:p text:style-name="Normal"><text:tab/><text:tab/><text:tab/>D.SKU,</text:p>
      <text:p text:style-name="Normal"><text:tab/><text:tab/><text:tab/>SUM(D.Qtd_Devolvida) AS Totais_Devolucao</text:p>
      <text:p text:style-name="Normal"><text:tab/><text:tab/>FROM Devolucoes D<text:s/></text:p>
      <text:p text:style-name="Normal"><text:tab/><text:tab/>GROUP BY D.SKU</text:p>
      <text:p text:style-name="Normal"><text:tab/>),</text:p>
      <text:p text:style-name="Normal"/>
      <text:p text:style-name="Normal"><text:tab/>-- CTE para calcular o total de vendas por produto</text:p>
      <text:p text:style-name="Normal"><text:tab/>Vendas_Totais AS (</text:p>
      <text:p text:style-name="Normal"><text:tab/><text:tab/>SELECT</text:p>
      <text:soft-page-break/>
      <text:p text:style-name="Normal"><text:tab/><text:tab/><text:tab/>I.SKU,</text:p>
      <text:p text:style-name="Normal"><text:tab/><text:tab/><text:tab/>SUM(I.Qtd_Vendida) AS Total_Vendido</text:p>
      <text:p text:style-name="Normal"><text:tab/><text:tab/>FROM Itens I INNER JOIN Vendas V ON V.Id_Venda = I.Id_Venda</text:p>
      <text:p text:style-name="Normal"><text:tab/><text:tab/>GROUP BY I.SKU</text:p>
      <text:p text:style-name="Normal"><text:tab/>)<text:tab/></text:p>
      <text:p text:style-name="Normal"><text:tab/>SELECT<text:s/></text:p>
      <text:p text:style-name="Normal"><text:tab/><text:tab/>P.Produto AS Produto,</text:p>
      <text:p text:style-name="Normal"><text:tab/><text:tab/>P.Tipo_Produto AS Tipo_Produto,</text:p>
      <text:p text:style-name="Normal"><text:tab/><text:tab/>P.Marca AS Marca,</text:p>
      <text:p text:style-name="Normal"><text:tab/><text:tab/>VT.Total_Vendido AS Total_Vendido,</text:p>
      <text:p text:style-name="Normal"><text:tab/><text:tab/>DT.Totais_Devolucao AS Totais_Devolucao,</text:p>
      <text:p text:style-name="Normal"><text:tab/><text:tab/>(DT.Totais_Devolucao * 100.0 / VT.Total_Vendido) AS [Taxa_Devolucao%]</text:p>
      <text:p text:style-name="Normal"><text:tab/>FROM Produtos P<text:s/></text:p>
      <text:p text:style-name="Normal"><text:tab/>INNER JOIN Vendas_Totais VT ON P.SKU = VT.SKU</text:p>
      <text:p text:style-name="Normal"><text:tab/>INNER JOIN Devolucoes_Totais DT ON DT.SKU = P.SKU</text:p>
      <text:p text:style-name="Normal"><text:tab/>GROUP BY P.Produto, P.Tipo_Produto, P.Marca, VT.Total_Vendido, DT.Totais_Devolucao;</text:p>
      <text:p text:style-name="Normal"/>
      <text:p text:style-name="Normal"/>
      <text:p text:style-name="Normal">SELECT<text:s/></text:p>
      <text:p text:style-name="Normal"><text:tab/>*<text:s/></text:p>
      <text:p text:style-name="Normal">FROM vw_Taxa_Devolucao_Produtos</text:p>
      <text:p text:style-name="Normal">ORDER BY [Taxa_Devolucao%] DESC;</text:p>
      <text:p text:style-name="Normal">~~~</text:p>
      <text:p text:style-name="Normal"/>
      <text:p text:style-name="Normal">#### Produto</text:p>
      <text:p text:style-name="Normal"/>
      <text:p text:style-name="Normal"/>
      <text:p text:style-name="Normal">&lt;div align="center" style="display: inline-block;"&gt;</text:p>
      <text:p text:style-name="Normal"><text:tab/>&lt;img width="650" src="https://github.com/DuduTrindade/AnaliseDados/blob/main/Projetos/Projeto<text:soft-page-break/>%2001%20-%20An%C3%A1lise%20de%20Vendas%20com%20SQL/img/devolucao_produto.png"&gt;<text:tab/></text:p>
      <text:p text:style-name="Normal">&lt;/div&gt;<text:s/></text:p>
      <text:p text:style-name="Normal">&lt;br&gt;</text:p>
      <text:p text:style-name="Normal"/>
      <text:p text:style-name="Normal">O resultado apresenta os 20 produtos com as maiores taxas de devolução, comparando o número total de devoluções com o número total de vendas para cada item. Esta análise é essencial para identificar produtos que podem precisar de melhorias ou revisões nas suas especificações.</text:p>
      <text:p text:style-name="Normal">Além disso, podemos realizar uma análise complementar calculando a média da taxa de devolução por categoria de produto e marca. Dessa forma, podemos identificar quais categorias e marcas apresentam as maiores taxas de devolução e, consequentemente, focar em estratégias para reduzir essas taxas.</text:p>
      <text:p text:style-name="Normal"/>
      <text:p text:style-name="Normal"/>
      <text:p text:style-name="Normal">#### Tipo Produto</text:p>
      <text:p text:style-name="Normal"/>
      <text:p text:style-name="Normal">~~~sql</text:p>
      <text:p text:style-name="Normal">SELECT</text:p>
      <text:p text:style-name="Normal"><text:tab/>Tipo_Produto,<text:tab/><text:tab/></text:p>
      <text:p text:style-name="Normal"><text:tab/>SUM(Totais_Devolucao) / SUM(Total_Vendido) * 100 AS Taxa_Devolucao%</text:p>
      <text:p text:style-name="Normal">FROM vw_Taxa_Devolucao_Produtos</text:p>
      <text:p text:style-name="Normal">GROUP BY Tipo_Produto</text:p>
      <text:p text:style-name="Normal">ORDER BY [Taxa_Devolucao%] DESC</text:p>
      <text:p text:style-name="Normal"/>
      <text:p text:style-name="Normal">~~~</text:p>
      <text:p text:style-name="Normal"/>
      <text:p text:style-name="Normal">&lt;div align="center" style="display: inline-block;"&gt;</text:p>
      <text:p text:style-name="Normal"><text:tab/>&lt;img width="300" src="https://github.com/DuduTrindade/AnaliseDados/blob/main/Projetos/Projeto%2001%20-%20An%C3%A1lise%20de%20Vendas%20com%20SQL/img/devolucao_tipo_produto.png"&gt;<text:tab/></text:p>
      <text:p text:style-name="Normal">&lt;/div&gt;<text:s/></text:p>
      <text:soft-page-break/>
      <text:p text:style-name="Normal">&lt;br&gt;</text:p>
      <text:p text:style-name="Normal"/>
      <text:p text:style-name="Normal">A consulta revela que eletrônicos (Celular, Notebook, Monitor, Mouse e Teclado) têm uma taxa de devolução de 12%, enquanto vestuário (Camisa e Casaco) tem apenas 4%, isso pode sugerir que há problemas específicos com os eletrônicos (ex.: defeitos, descrições imprecisas) que precisam ser investigados e corrigidos.</text:p>
      <text:p text:style-name="Normal"/>
      <text:p text:style-name="Normal">#### Marca</text:p>
      <text:p text:style-name="Normal"/>
      <text:p text:style-name="Normal">~~~sql</text:p>
      <text:p text:style-name="Normal">SELECT</text:p>
      <text:p text:style-name="Normal"><text:tab/>Marca,<text:tab/><text:tab/></text:p>
      <text:p text:style-name="Normal"><text:tab/>SUM(Totais_Devolucao) / SUM(Total_Vendido) * 100</text:p>
      <text:p text:style-name="Normal"><text:tab/>[Taxa_Devolucao%]</text:p>
      <text:p text:style-name="Normal">FROM vw_Taxa_Devolucao_Produtos</text:p>
      <text:p text:style-name="Normal">GROUP BY Marca<text:s/></text:p>
      <text:p text:style-name="Normal">ORDER BY [Taxa_Devolucao%] DESC</text:p>
      <text:p text:style-name="Normal">~~~</text:p>
      <text:p text:style-name="Normal"/>
      <text:p text:style-name="Normal">&lt;div align="center" style="display: inline-block;"&gt;</text:p>
      <text:p text:style-name="Normal"><text:tab/>&lt;img width="300" src="https://github.com/DuduTrindade/AnaliseDados/blob/main/Projetos/Projeto%2001%20-%20An%C3%A1lise%20de%20Vendas%20com%20SQL/img/devolucao_marca.png"&gt;<text:tab/></text:p>
      <text:p text:style-name="Normal">&lt;/div&gt;<text:s/></text:p>
      <text:p text:style-name="Normal">&lt;br&gt;</text:p>
      <text:p text:style-name="Normal"/>
      <text:p text:style-name="Normal">O resultado revela que a marca Vaio tem a maior taxa de devolução 8,3% entre todas as marcas, número bem acima das demais marcas que é de 3%. A partir desses dados podemos investigar os motivos por trás da alta devolução da marca Vaio (ex.: defeitos, falhas frequentes, problemas logísticos).</text:p>
      <text:p text:style-name="Normal"/>
      <text:p text:style-name="Normal"/>
      <text:soft-page-break/>
      <text:p text:style-name="Normal">&gt;<text:s/><text:span text:style-name="T6">📝</text:span>**Pergunta 5: Produtos Mais Vendidos**</text:p>
      <text:p text:style-name="Normal"/>
      <text:p text:style-name="Normal">~~~sql</text:p>
      <text:p text:style-name="Normal">-- TOP 10 Produtos mais vendidos</text:p>
      <text:p text:style-name="Normal"><text:s/>SELECT TOP 10</text:p>
      <text:p text:style-name="Normal"><text:tab/>DENSE_RANK() OVER(ORDER BY SUM(I.Qtd_Vendida * P.Preço_Unitario) DESC) AS [Rank],</text:p>
      <text:p text:style-name="Normal"><text:tab/>I.SKU,</text:p>
      <text:p text:style-name="Normal"><text:tab/>P.Produto AS Nome,</text:p>
      <text:p text:style-name="Normal"><text:tab/>SUM(I.Qtd_Vendida * P.Preço_Unitario) AS Total_Vendido</text:p>
      <text:p text:style-name="Normal">FROM Produtos P INNER JOIN Itens I ON P.SKU = I.SKU</text:p>
      <text:p text:style-name="Normal">GROUP BY I.SKU, P.Produto<text:tab/></text:p>
      <text:p text:style-name="Normal">ORDER BY Total_Vendido DESC;</text:p>
      <text:p text:style-name="Normal">~~~</text:p>
      <text:p text:style-name="Normal"/>
      <text:p text:style-name="Normal">&lt;div align="center" style="display: inline-block;"&gt;</text:p>
      <text:p text:style-name="Normal"><text:tab/>&lt;img width="500" src="https://github.com/DuduTrindade/AnaliseDados/blob/main/Projetos/Projeto%2001%20-%20An%C3%A1lise%20de%20Vendas%20com%20SQL/img/produtos_mais_vendidos.png"&gt;<text:tab/></text:p>
      <text:p text:style-name="Normal">&lt;/div&gt;<text:s/></text:p>
      <text:p text:style-name="Normal">&lt;br&gt;</text:p>
      <text:p text:style-name="Normal"/>
      <text:p text:style-name="Normal">O resultado ajuda a:</text:p>
      <text:p text:style-name="Normal">- Identificar os produtos mais rentáveis e priorizá-los;</text:p>
      <text:p text:style-name="Normal">- Criar estratégias de marketing direcionadas.</text:p>
      <text:p text:style-name="Normal">- Otimizar estoque e compras com foco nos produtos de alto desempenho.</text:p>
      <text:p text:style-name="Normal"/>
      <text:p text:style-name="Normal">&gt;<text:s/><text:span text:style-name="T7">📝</text:span>**Pergunta 6: Análise Temporal de Vendas**</text:p>
      <text:p text:style-name="Normal"/>
      <text:p text:style-name="Normal">~~~sql</text:p>
      <text:soft-page-break/>
      <text:p text:style-name="Normal">-- CTE para calcular o total de vendas por: ano e mês</text:p>
      <text:p text:style-name="Normal">WITH CTE_Vendas AS (</text:p>
      <text:p text:style-name="Normal">SELECT</text:p>
      <text:p text:style-name="Normal"><text:tab/>YEAR(V.Data_Venda) AS Ano,<text:tab/></text:p>
      <text:p text:style-name="Normal"><text:tab/>MONTH(V.Data_Venda) AS Mes,</text:p>
      <text:p text:style-name="Normal"><text:tab/>SUM(I.Qtd_Vendida * P.Preço_Unitario) AS Vendas_Mes<text:tab/></text:p>
      <text:p text:style-name="Normal">FROM Vendas V INNER JOIN Itens I ON V.Id_Venda = I.Id_Venda</text:p>
      <text:p text:style-name="Normal">INNER JOIN Produtos P ON P.SKU = I.SKU</text:p>
      <text:p text:style-name="Normal">GROUP BY YEAR(V.Data_Venda), MONTH(V.Data_Venda)</text:p>
      <text:p text:style-name="Normal">)</text:p>
      <text:p text:style-name="Normal">SELECT</text:p>
      <text:p text:style-name="Normal"><text:tab/>Ano,<text:tab/></text:p>
      <text:p text:style-name="Normal"><text:tab/>Mes,<text:s/></text:p>
      <text:p text:style-name="Normal"><text:tab/>Vendas_Mes,<text:tab/><text:tab/></text:p>
      <text:p text:style-name="Normal"><text:tab/>SUM(Vendas_Mes) OVER(PARTITION BY Ano ORDER BY Mes) AS Vendas_Acumulada</text:p>
      <text:p text:style-name="Normal">FROM CTE_Vendas</text:p>
      <text:p text:style-name="Normal">ORDER BY Ano, Mes;</text:p>
      <text:p text:style-name="Normal">~~~</text:p>
      <text:p text:style-name="Normal"/>
      <text:p text:style-name="Normal">&lt;div align="center" style="display: inline-block;"&gt;</text:p>
      <text:p text:style-name="Normal"><text:tab/>&lt;img width="400" src="https://github.com/DuduTrindade/AnaliseDados/blob/main/Projetos/Projeto%2001%20-%20An%C3%A1lise%20de%20Vendas%20com%20SQL/img/analise_temporal_vendas.png"&gt;<text:tab/></text:p>
      <text:p text:style-name="Normal">&lt;/div&gt;<text:s/></text:p>
      <text:p text:style-name="Normal">&lt;br&gt;</text:p>
      <text:p text:style-name="Normal"/>
      <text:p text:style-name="Normal">Essa consulta fornece uma visão clara do desempenho mensal e anual das vendas, permitindo:</text:p>
      <text:p text:style-name="Normal">- Identificar tendências sazonais.</text:p>
      <text:p text:style-name="Normal">- Acompanhar o crescimento acumulado ao longo do ano.</text:p>
      <text:soft-page-break/>
      <text:p text:style-name="Normal">- Comparar o desempenho entre diferentes anos.</text:p>
      <text:p text:style-name="Normal">- Planejar estratégias de estoque, marketing e vendas com base em dados históricos.</text:p>
      <text:p text:style-name="Normal"/>
      <text:p text:style-name="Normal">&gt;<text:s/><text:span text:style-name="T8">📝</text:span>**Pergunta 7: Vendas por Continente e Tipo de Loja**</text:p>
      <text:p text:style-name="Normal"/>
      <text:p text:style-name="Normal">~~~sql</text:p>
      <text:p text:style-name="Normal">WITH Receita_Total_Continente AS</text:p>
      <text:p text:style-name="Normal">(</text:p>
      <text:p text:style-name="Normal"><text:tab/>SELECT</text:p>
      <text:p text:style-name="Normal"><text:tab/><text:tab/>LC.Continente,</text:p>
      <text:p text:style-name="Normal"><text:tab/><text:tab/>L.Tipo,</text:p>
      <text:p text:style-name="Normal"><text:tab/><text:tab/>SUM(I.Qtd_Vendida * P.Preço_Unitario)AS Total_Continente</text:p>
      <text:p text:style-name="Normal"><text:tab/>FROM Vendas V</text:p>
      <text:p text:style-name="Normal"><text:tab/>INNER JOIN Itens I ON I.Id_Venda = V.Id_Venda</text:p>
      <text:p text:style-name="Normal"><text:tab/>INNER JOIN Produtos P ON P.SKU = I.SKU</text:p>
      <text:p text:style-name="Normal"><text:tab/>INNER JOIN Lojas L ON L.ID_Loja = V.ID_Loja</text:p>
      <text:p text:style-name="Normal"><text:tab/>INNER JOIN Localidades LC ON LC.ID_Localidade = L.id_Localidade</text:p>
      <text:p text:style-name="Normal"><text:tab/>GROUP BY LC.Continente, L.Tipo</text:p>
      <text:p text:style-name="Normal">)</text:p>
      <text:p text:style-name="Normal">SELECT<text:s/></text:p>
      <text:p text:style-name="Normal"><text:tab/><text:s/>R.Continente,</text:p>
      <text:p text:style-name="Normal"><text:tab/><text:s/>R.Tipo,<text:tab/><text:s/></text:p>
      <text:p text:style-name="Normal"><text:tab/><text:s/>FORMAT(R.Total_Continente,<text:tab/>'C0') AS Valor_Tipo_Loja,</text:p>
      <text:p text:style-name="Normal"><text:tab/><text:s/>FORMAT(SUM(R.Total_Continente) OVER(PARTITION BY R.Continente), 'C0') AS Total_Continente<text:tab/></text:p>
      <text:p text:style-name="Normal">FROM Receita_Total_Continente R</text:p>
      <text:p text:style-name="Normal">~~~</text:p>
      <text:p text:style-name="Normal"/>
      <text:p text:style-name="Normal">&lt;div align="center" style="display: inline-block;"&gt;</text:p>
      <text:p text:style-name="Normal"><text:tab/>&lt;img width="400" src="https://github.com/DuduTrindade/AnaliseDados/blob/main/Projetos/Projeto<text:soft-page-break/>%2001%20-%20An%C3%A1lise%20de%20Vendas%20com%20SQL/img/vendas_continente_tipo_loja.png"&gt;<text:tab/></text:p>
      <text:p text:style-name="Normal">&lt;/div&gt;<text:s/></text:p>
      <text:p text:style-name="Normal">&lt;br&gt;</text:p>
      <text:p text:style-name="Normal"/>
      <text:p text:style-name="Normal">#### Desempenho por Continente</text:p>
      <text:p text:style-name="Normal">- **América do Norte**:</text:p>
      <text:p text:style-name="Normal"/>
      <text:p text:style-name="Normal"><text:tab/>- Total de vendas: R$ 9.247.045.</text:p>
      <text:p text:style-name="Normal"><text:tab/>- É o continente com a maior receita, representando o mercado mais forte.</text:p>
      <text:p text:style-name="Normal"/>
      <text:p text:style-name="Normal">- **Ásia**:</text:p>
      <text:p text:style-name="Normal"><text:tab/>- Total de vendas: R$ 2.956.342.</text:p>
      <text:p text:style-name="Normal"><text:tab/>- Segundo maior mercado, com potencial de crescimento.</text:p>
      <text:p text:style-name="Normal"/>
      <text:p text:style-name="Normal">- **Europa**:</text:p>
      <text:p text:style-name="Normal"><text:tab/>- Total de vendas: R$ 2.867.560.</text:p>
      <text:p text:style-name="Normal"><text:tab/>- Desempenho próximo ao da Ásia, mas ligeiramente inferior.</text:p>
      <text:p text:style-name="Normal"/>
      <text:p text:style-name="Normal">- **Oceania**:</text:p>
      <text:p text:style-name="Normal"><text:tab/>- Total de vendas: R$ 155.134.</text:p>
      <text:p text:style-name="Normal"><text:tab/>- Mercado menor, com oportunidades de expansão.</text:p>
      <text:p text:style-name="Normal"/>
      <text:p text:style-name="Normal">#### Desempenho por Tipo de Loja</text:p>
      <text:p text:style-name="Normal">- **Lojas Físicas**:</text:p>
      <text:p text:style-name="Normal"><text:tab/>- Dominam as vendas em todos os continentes, exceto na Oceania, onde não há dados de lojas online.</text:p>
      <text:p text:style-name="Normal"><text:tab/>- Na América do Norte, as lojas físicas geraram R$ 8.335.180, representando 90% do total do continente.</text:p>
      <text:p text:style-name="Normal"><text:tab/>- Na Ásia e Europa, as lojas físicas também são predominantes, com 73% e 69% do total de vendas, respectivamente.</text:p>
      <text:p text:style-name="Normal"/>
      <text:p text:style-name="Normal">- **Lojas Online**:</text:p>
      <text:p text:style-name="Normal"><text:tab/>- Têm uma participação menor, mas significativa.</text:p>
      <text:p text:style-name="Normal"><text:tab/>- Na América do Norte, as vendas online representam 10% do total.</text:p>
      <text:p text:style-name="Normal"><text:tab/>- Na Ásia e Europa, as vendas online representam 27% e 31%, respectivamente.</text:p>
      <text:p text:style-name="Normal"/>
      <text:p text:style-name="Normal">A tabela mostra que as lojas físicas são o principal canal de vendas, mas as vendas online têm uma participação significativa, especialmente na Ásia e Europa. A América do Norte é o mercado mais forte, enquanto a Oceania representa uma oportunidade de crescimento. Investir no canal online e expandir em mercados menores pode impulsionar ainda mais a receita global</text:p>
      <text:p text:style-name="Normal"/>
      <text:p text:style-name="Normal">&gt;<text:s/><text:span text:style-name="T9">📝</text:span>**Pergunta 8: Concentração de Lojas**</text:p>
      <text:p text:style-name="Normal"/>
      <text:p text:style-name="Normal">~~~SQL</text:p>
      <text:p text:style-name="Normal">SELECT<text:s/></text:p>
      <text:p text:style-name="Normal"><text:tab/>LC.Continente,</text:p>
      <text:p text:style-name="Normal"><text:tab/>LC.País,</text:p>
      <text:p text:style-name="Normal"><text:tab/>COUNT(1) AS Num_Lojas</text:p>
      <text:p text:style-name="Normal">FROM LOJAS LJ INNER JOIN Localidades LC ON LJ.id_Localidade = LC.ID_Localidade</text:p>
      <text:p text:style-name="Normal">GROUP BY LC.Continente, LC.País</text:p>
      <text:p text:style-name="Normal">ORDER BY LC.Continente, Num_Lojas DESC</text:p>
      <text:p text:style-name="Normal"/>
      <text:p text:style-name="Normal">~~~</text:p>
      <text:p text:style-name="Normal"/>
      <text:p text:style-name="Normal">&lt;div align="center" style="display: inline-block;"&gt;</text:p>
      <text:p text:style-name="Normal"><text:tab/>&lt;img width="300" src="https://github.com/DuduTrindade/AnaliseDados/blob/main/Projetos/Projeto%2001%20-%20An%C3%A1lise%20de%20Vendas%20com%20SQL/img/concentracao_lojas.png"&gt;<text:tab/></text:p>
      <text:p text:style-name="Normal">&lt;/div&gt;<text:s/></text:p>
      <text:soft-page-break/>
      <text:p text:style-name="Normal">&lt;br&gt;</text:p>
      <text:p text:style-name="Normal"/>
      <text:p text:style-name="Normal"/>
      <text:p text:style-name="Normal">#### Distribuição Geográfica das Lojas:</text:p>
      <text:p text:style-name="Normal">- América do Norte: A maioria das lojas está concentrada nos Estados Unidos, com 198 lojas, enquanto o Canadá tem apenas 11 lojas.</text:p>
      <text:p text:style-name="Normal">- Ásia: A China tem o maior número de lojas na Ásia, com 9 lojas, seguida pelo Japão com 8 lojas. Outros países asiáticos têm um número menor de lojas, variando de 1 a 3.</text:p>
      <text:p text:style-name="Normal">- Europa: O Reino Unido lidera com 15 lojas, seguido pela Alemanha com 12 lojas e França com 8 lojas. A maioria dos outros países europeus tem apenas 1 loja.</text:p>
      <text:p text:style-name="Normal">- Oceania: A Austrália tem 3 lojas, sendo o único país listado na Oceania.</text:p>
      <text:p text:style-name="Normal"/>
      <text:p text:style-name="Normal">#### Concentração por Continente:</text:p>
      <text:p text:style-name="Normal"/>
      <text:p text:style-name="Normal">- América do Norte: 209 lojas (198 nos EUA e 11 no Canadá).</text:p>
      <text:p text:style-name="Normal">- Ásia: 36 lojas.</text:p>
      <text:p text:style-name="Normal">- Europa: 54 lojas.</text:p>
      <text:p text:style-name="Normal">- Oceania: 3 lojas.</text:p>
      <text:p text:style-name="Normal"/>
      <text:p text:style-name="Normal">#### Países com Maior Número de Lojas:</text:p>
      <text:p text:style-name="Normal"/>
      <text:p text:style-name="Normal">- Estados Unidos: 198 lojas.</text:p>
      <text:p text:style-name="Normal">- Reino Unido: 15 lojas.</text:p>
      <text:p text:style-name="Normal">- Alemanha: 12 lojas.</text:p>
      <text:p text:style-name="Normal">- China: 9 lojas.</text:p>
      <text:p text:style-name="Normal">- França: 8 lojas.</text:p>
      <text:p text:style-name="Normal"/>
      <text:p text:style-name="Normal">#### Países com Menor Número de Lojas:</text:p>
      <text:p text:style-name="Normal"/>
      <text:p text:style-name="Normal">Vários países na Ásia e Europa têm apenas 1 loja, como Singapura, Quirguistão, Armênia, Indonésia, Romênia, Polônia, Portugal, Malta, Suécia, Suíça, Grécia, Holanda, Irlanda, Dinamarca, Eslovénia e Espanha.</text:p>
      <text:p text:style-name="Normal"/>
      <text:p text:style-name="Normal">#### Diversidade de Países:</text:p>
      <text:p text:style-name="Normal"/>
      <text:p text:style-name="Normal">- A Ásia tem a maior diversidade de países com lojas, totalizando 13 países.</text:p>
      <text:p text:style-name="Normal">- A Europa tem 16 países com lojas.</text:p>
      <text:p text:style-name="Normal">- A América do Norte e a Oceania têm uma diversidade menor, com 2 e 1 país, respectivamente.</text:p>
      <text:p text:style-name="Normal"/>
      <text:p text:style-name="Normal">#### Estratégia de Expansão:</text:p>
      <text:p text:style-name="Normal"/>
      <text:p text:style-name="Normal">- A empresa parece ter uma forte presença nos Estados Unidos, que é o mercado principal.</text:p>
      <text:p text:style-name="Normal">- Há uma presença significativa, mas menor, em países europeus e asiáticos.</text:p>
      <text:p text:style-name="Normal">- A Oceania e alguns países da Ásia e Europa têm uma presença muito limitada, o que pode indicar oportunidades de expansão.</text:p>
      <text:p text:style-name="Normal"/>
      <text:p text:style-name="Normal">&gt;<text:s/><text:span text:style-name="T10">📝</text:span>**Pergunta 9: Categorias de Produtos**</text:p>
      <text:p text:style-name="Normal"/>
      <text:p text:style-name="Normal">~~~sql</text:p>
      <text:p text:style-name="Normal">WITH CTE_Total_Tipo AS (</text:p>
      <text:p text:style-name="Normal"><text:s text:c="4"/>SELECT<text:s/></text:p>
      <text:p text:style-name="Normal"><text:s text:c="8"/>P.Tipo_Produto,</text:p>
      <text:p text:style-name="Normal"><text:s text:c="8"/>SUM(P.Preço_Unitario * I.Qtd_Vendida) AS Total_Tipo</text:p>
      <text:p text:style-name="Normal"><text:s text:c="4"/>FROM Produtos P<text:s/></text:p>
      <text:p text:style-name="Normal"><text:s text:c="4"/>INNER JOIN Itens I ON P.SKU = I.SKU</text:p>
      <text:p text:style-name="Normal"><text:s text:c="4"/>GROUP BY P.Tipo_Produto</text:p>
      <text:p text:style-name="Normal">),</text:p>
      <text:p text:style-name="Normal">CTE_Total_Geral_Tipo AS (</text:p>
      <text:p text:style-name="Normal"><text:s text:c="4"/>SELECT<text:s/></text:p>
      <text:p text:style-name="Normal"><text:s text:c="8"/>SUM(P.Preço_Unitario * I.Qtd_Vendida) AS Total_Geral</text:p>
      <text:p text:style-name="Normal"><text:s text:c="4"/>FROM Produtos P<text:s/></text:p>
      <text:p text:style-name="Normal"><text:s text:c="4"/>INNER JOIN Itens I ON P.SKU = I.SKU</text:p>
      <text:soft-page-break/>
      <text:p text:style-name="Normal">)</text:p>
      <text:p text:style-name="Normal">SELECT</text:p>
      <text:p text:style-name="Normal"><text:s text:c="4"/>TT.Tipo_Produto AS Tipo_Produto,</text:p>
      <text:p text:style-name="Normal"><text:s text:c="4"/>TT.Total_Tipo <text:s/>AS Vendas_R$,</text:p>
      <text:p text:style-name="Normal"><text:tab/>(TT.Total_Tipo / TG.Total_Geral) * 100 AS Porcentagem_Total_Produtos</text:p>
      <text:p text:style-name="Normal">FROM CTE_Total_Tipo TT</text:p>
      <text:p text:style-name="Normal">CROSS JOIN CTE_Total_Geral_Tipo TG</text:p>
      <text:p text:style-name="Normal">ORDER BY Porcentagem_Total_Produtos DESC;</text:p>
      <text:p text:style-name="Normal">~~~</text:p>
      <text:p text:style-name="Normal"/>
      <text:p text:style-name="Normal">&lt;div align="center" style="display: inline-block;"&gt;</text:p>
      <text:p text:style-name="Normal"><text:tab/>&lt;img width="400" src="https://github.com/DuduTrindade/AnaliseDados/blob/main/Projetos/Projeto%2001%20-%20An%C3%A1lise%20de%20Vendas%20com%20SQL/img/venda_tipo_produtos.png"&gt;<text:tab/></text:p>
      <text:p text:style-name="Normal">&lt;/div&gt;<text:s/></text:p>
      <text:p text:style-name="Normal">&lt;br&gt;</text:p>
      <text:p text:style-name="Normal"/>
      <text:p text:style-name="Normal">#### Produto com Maior Volume de Vendas:</text:p>
      <text:p text:style-name="Normal">Notebook é o produto que mais contribui para as vendas totais, representando 49,06% do total. Isso indica que os notebooks são os produtos mais vendidos e provavelmente os mais rentáveis.</text:p>
      <text:p text:style-name="Normal"/>
      <text:p text:style-name="Normal">#### Produtos Secundários:</text:p>
      <text:p text:style-name="Normal">Celular e Monitor são os próximos produtos mais significativos, com 29,09% e 11,20% respectivamente. Esses produtos também são importantes, mas têm um volume de vendas menor em comparação com os notebooks.</text:p>
      <text:p text:style-name="Normal"/>
      <text:p text:style-name="Normal">#### Produtos Menores:</text:p>
      <text:p text:style-name="Normal">Teclado, Mouse, Casaco e Camisa têm uma participação menor nas vendas, com 4,98%, 2,81%, 1,90% e 0,97% respectivamente. Esses produtos podem ser nichos de mercado ou áreas que a empresa está desenvolvendo.</text:p>
      <text:p text:style-name="Normal"/>
      <text:p text:style-name="Normal"/>
      <text:p text:style-name="Normal">## Exploração Interativa dos Dados<text:s/></text:p>
      <text:p text:style-name="Normal">Agora que realizamos a análise exploratória e entendemos melhor os dados iremos comparar diferentes métricas e dimensões para identificar os pontos fortes e fracos, avaliar o impacto de diferentes estratégias para uma melhor tomada de decisão.</text:p>
      <text:p text:style-name="Normal"/>
      <text:p text:style-name="Normal">### Análise Comparativa</text:p>
      <text:p text:style-name="Normal"/>
      <text:p text:style-name="Normal">- [x] Comparação entre faturamento e lucro ao longo do tempo;&lt;br&gt;</text:p>
      <text:p text:style-name="Normal">- [x] Comparação do lucro entre as marcas;&lt;br&gt;</text:p>
      <text:p text:style-name="Normal">- [x] Comparação do lucro entre os canais de vendas;&lt;br&gt;</text:p>
      <text:p text:style-name="Normal">- [x] Visão geral sobre cada loja; &lt;br&gt;</text:p>
      <text:p text:style-name="Normal">- [x] Visão geral sobre os produtos; &lt;br&gt;</text:p>
      <text:p text:style-name="Normal">- [x] Comparação do lucro entre os países.&lt;br&gt;</text:p>
      <text:p text:style-name="Normal"/>
      <text:p text:style-name="Normal">### KPIs</text:p>
      <text:p text:style-name="Normal"/>
      <text:p text:style-name="Normal">Principais indicadores chaves de desempenho (key performance indicator ou KPI) consolidados:</text:p>
      <text:p text:style-name="Normal"/>
      <text:p text:style-name="Normal">- [x] Faturamento total;&lt;br&gt;</text:p>
      <text:p text:style-name="Normal">- [x] Lucro;&lt;br&gt;</text:p>
      <text:p text:style-name="Normal">- [x] Número de vendas;&lt;br&gt;</text:p>
      <text:p text:style-name="Normal">- [x] Número de devoluções;&lt;br&gt;</text:p>
      <text:p text:style-name="Normal">- [x] Custo total;&lt;br&gt;</text:p>
      <text:p text:style-name="Normal">- [x] Margem de lucro.&lt;br&gt;</text:p>
      <text:p text:style-name="Normal"/>
      <text:p text:style-name="Normal">### Dashboard</text:p>
      <text:p text:style-name="Normal"/>
      <text:p text:style-name="Normal">&lt;div style="display: inline-block;"&gt;</text:p>
      <text:soft-page-break/>
      <text:p text:style-name="Normal"><text:tab/>&lt;img width="800" src="https://github.com/DuduTrindade/AnaliseDados/blob/main/Projetos/Projeto%2001%20-%20An%C3%A1lise%20de%20Vendas%20com%20SQL/img/dash%201.png"&gt; &lt;br&gt;</text:p>
      <text:p text:style-name="Normal"><text:tab/>&lt;img width="800" src="https://github.com/DuduTrindade/AnaliseDados/blob/main/Projetos/Projeto%2001%20-%20An%C3%A1lise%20de%20Vendas%20com%20SQL/img/dash%202.png"&gt;</text:p>
      <text:p text:style-name="Normal"><text:tab/>&lt;img width="800" src="https://github.com/DuduTrindade/AnaliseDados/blob/main/Projetos/Projeto%2001%20-%20An%C3%A1lise%20de%20Vendas%20com%20SQL/img/dash%203.png"&gt;</text:p>
      <text:p text:style-name="Normal">&lt;/div&gt;</text:p>
      <text:p text:style-name="Normal">&lt;br&gt;</text:p>
      <text:p text:style-name="Normal"/>
      <text:p text:style-name="Normal">Aqui segue o [Link](https://app.powerbi.com/view?r=eyJrIjoiZmIxNTIyNWEtOTNlNi00ZGRiLThjYTEtYjQ5ZTJlNjNlZDkwIiwidCI6IjY1OWNlMmI4LTA3MTQtNDE5OC04YzM4LWRjOWI2MGFhYmI1NyJ9) para acessar o Dashboard.</text:p>
      <text:p text:style-name="Normal"/>
      <text:p text:style-name="Normal"/>
      <text:p text:style-name="Normal">&lt;br&gt;</text:p>
      <text:p text:style-name="Normal"/>
      <text:p text:style-name="Normal">## Conclusão<text:s/></text:p>
      <text:p text:style-name="Normal">O projeto de análise de dados demonstrou de forma clara e eficaz como a utilização de ferramentas analíticas, em especial o SQL, pode transformar dados brutos em insights estratégicos capazes de impulsionar decisões empresariais. Ao longo da análise, foram explorados diversos aspectos críticos do negócio, desde o comportamento dos clientes até o desempenho de produtos e lojas, permitindo identificar oportunidades de melhoria e otimização.</text:p>
      <text:p text:style-name="Normal"/>
      <text:p text:style-name="Normal">Este projeto não apenas reforçou a importância da análise de dados no contexto empresarial, mas também ilustrou como a tecnologia pode ser utilizada para transformar dados em conhecimento estratégico. A empresa ao adotar uma abordagem baseada em dados, conseguiu se posicionar de forma mais competitiva no mercado, garantindo maior eficiência operacional e melhores resultados financeiros a longo prazo. A análise de dados mostrou-se, portanto,<text:s/><text:soft-page-break/>uma ferramenta indispensável para a tomada de decisões informadas e assertivas, capazes de impulsionar o crescimento sustentável da empres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trindade</meta:initial-creator>
    <dc:creator>Eduardo trindade</dc:creator>
    <meta:creation-date>2025-03-15T18:27:00Z</meta:creation-date>
    <dc:date>2025-03-15T18:30:00Z</dc:date>
    <meta:template xlink:href="Normal" xlink:type="simple"/>
    <meta:editing-cycles>1</meta:editing-cycles>
    <meta:editing-duration>PT180S</meta:editing-duration>
    <meta:document-statistic meta:page-count="26" meta:paragraph-count="56" meta:word-count="4405" meta:character-count="28138" meta:row-count="198" meta:non-whitespace-character-count="23789"/>
  </office:meta>
</office:document-meta>
</file>